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_20_indent">
      <style:text-properties style:language-asian="zh" style:country-asian="TW"/>
    </style:style>
    <style:style style:name="P2" style:family="paragraph" style:parent-style-name="Heading_20_2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3" style:family="paragraph" style:parent-style-name="Text_20_body">
      <style:paragraph-properties fo:margin-top="0.349cm" fo:margin-bottom="0.349cm" style:shadow="none"/>
      <style:text-properties style:language-asian="zh" style:country-asian="TW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Grid Paging</text:h>
      <text:p text:style-name="P1"><draw:frame draw:style-name="fr1" draw:name="graphics2" text:anchor-type="paragraph" svg:x="2.748cm" svg:y="0.318cm" svg:width="8.678cm" svg:height="2.468cm" draw:z-index="0"><draw:image xlink:href="../images/grid-paging.gif" xlink:type="simple" xlink:show="embed" xlink:actuate="onLoad"/></draw:frame></text:p>
      <text:p text:style-name="P3"><text:tab/>In Paging mold, Grid is composed of four parts, header part, body part, footer part, and paging pa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4-28T17:59:44</meta:creation-date>
    <dc:date>2008-04-28T18:00:21</dc:date>
    <dc:language>en-US</dc:language>
    <meta:editing-cycles>2</meta:editing-cycles>
    <meta:editing-duration>PT3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20" meta:character-count="113"/>
  </office:meta>
</office:document-meta>
</file>